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officeooo:rsid="00227158" officeooo:paragraph-rsid="00227158"/>
    </style:style>
    <style:style style:name="P2" style:family="paragraph" style:parent-style-name="Heading_20_1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Heading_20_2">
      <style:paragraph-properties fo:text-align="start" style:justify-single-word="false"/>
      <style:text-properties style:font-name="Times New Roman"/>
    </style:style>
    <style:style style:name="P5" style:family="paragraph" style:parent-style-name="Standard">
      <style:paragraph-properties fo:margin-left="0in" fo:margin-right="0in" fo:line-height="200%" fo:text-indent="0in" style:auto-text-indent="false"/>
      <style:text-properties style:font-name="Times New Roman" fo:font-size="12pt" officeooo:rsid="00352af9" officeooo:paragraph-rsid="001ac40f" style:font-name-asian="Times New Roman1" style:font-size-asian="12pt" style:font-name-complex="Times New Roman1" style:font-size-complex="12pt"/>
    </style:style>
    <style:style style:name="P6" style:family="paragraph" style:parent-style-name="Heading_20_3">
      <style:paragraph-properties fo:margin-left="0in" fo:margin-right="0in" fo:text-indent="0in" style:auto-text-indent="false" fo:break-before="page"/>
      <style:text-properties fo:color="#434343" loext:opacity="100%" style:font-name="Times New Roman" fo:font-size="12pt" officeooo:rsid="002ef29a" officeooo:paragraph-rsid="002ef29a" style:font-name-asian="Times New Roman1" style:font-size-asian="12pt" style:font-name-complex="Times New Roman1" style:font-size-complex="12pt"/>
    </style:style>
    <style:style style:name="P7" style:family="paragraph" style:parent-style-name="Heading_20_3">
      <style:paragraph-properties fo:break-before="page"/>
      <style:text-properties style:font-name="Times New Roman"/>
    </style:style>
    <style:style style:name="P8" style:family="paragraph" style:parent-style-name="Heading_20_3">
      <style:paragraph-properties fo:break-before="page"/>
      <style:text-properties style:font-name="Times New Roman" officeooo:rsid="002ef29a" officeooo:paragraph-rsid="002ef29a"/>
    </style:style>
    <style:style style:name="P9" style:family="paragraph" style:parent-style-name="Heading_20_3">
      <style:paragraph-properties fo:break-before="page"/>
      <style:text-properties style:font-name="Times New Roman" officeooo:rsid="002fc737" officeooo:paragraph-rsid="002fc737"/>
    </style:style>
    <style:style style:name="P10" style:family="paragraph" style:parent-style-name="Heading_20_3">
      <style:paragraph-properties fo:break-before="page"/>
      <style:text-properties fo:color="#434343" loext:opacity="100%" style:font-name="Times New Roman" fo:font-size="12pt" officeooo:rsid="002ef29a" officeooo:paragraph-rsid="002ef29a" style:font-name-asian="Times New Roman1" style:font-size-asian="12pt" style:font-name-complex="Times New Roman1" style:font-size-complex="12pt"/>
    </style:style>
    <style:style style:name="P11" style:family="paragraph" style:parent-style-name="Heading_20_3">
      <style:paragraph-properties fo:break-before="page"/>
      <style:text-properties fo:color="#434343" loext:opacity="100%" style:font-name="Times New Roman" fo:font-size="12pt" officeooo:rsid="002fc737" officeooo:paragraph-rsid="002fc737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line-height="2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2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in" fo:margin-right="0in" fo:line-height="200%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Title">
      <style:text-properties style:font-name="Times New Roman" fo:font-size="12pt" officeooo:rsid="0036ab6b" officeooo:paragraph-rsid="0036ab6b" style:font-name-asian="Times New Roman1" style:font-size-asian="12pt" style:font-name-complex="Times New Roman1" style:font-size-complex="12pt"/>
    </style:style>
    <style:style style:name="P19" style:family="paragraph" style:parent-style-name="Heading_20_3" style:master-page-name="Standard">
      <style:paragraph-properties style:page-number="1" fo:break-before="page"/>
      <style:text-properties officeooo:rsid="00352af9" officeooo:paragraph-rsid="00352af9"/>
    </style:style>
    <style:style style:name="P20" style:family="paragraph" style:parent-style-name="Standard" style:master-page-name="First_20_Page">
      <style:paragraph-properties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in" fo:margin-right="0in" fo:line-height="200%" fo:text-indent="0.5in" style:auto-text-indent="false"/>
      <style:text-properties style:font-name="Times New Roman"/>
    </style:style>
    <style:style style:name="T1" style:family="text">
      <style:text-properties officeooo:rsid="002c0d9f"/>
    </style:style>
    <style:style style:name="T2" style:family="text">
      <style:text-properties officeooo:rsid="0036ab6b"/>
    </style:style>
    <style:style style:name="T3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" style:family="text">
      <style:text-properties officeooo:rsid="000c9c52"/>
    </style:style>
    <style:style style:name="T5" style:family="text">
      <style:text-properties officeooo:rsid="00122192"/>
    </style:style>
    <style:style style:name="T6" style:family="text">
      <style:text-properties officeooo:rsid="0018b844"/>
    </style:style>
    <style:style style:name="T7" style:family="text">
      <style:text-properties fo:font-size="12pt" style:font-name-asian="Times New Roman1" style:font-size-asian="12pt" style:font-name-complex="Times New Roman1" style:font-size-complex="12pt"/>
    </style:style>
    <style:style style:name="T8" style:family="text">
      <style:text-properties fo:font-size="12pt" officeooo:rsid="00352af9" style:font-name-asian="Times New Roman1" style:font-size-asian="12pt" style:font-name-complex="Times New Roman1" style:font-size-complex="12pt"/>
    </style:style>
    <style:style style:name="T9" style:family="text">
      <style:text-properties fo:font-size="12pt" officeooo:rsid="0036ab6b" style:font-name-asian="Times New Roman1" style:font-size-asian="12pt" style:font-name-complex="Times New Roman1" style:font-size-complex="12pt"/>
    </style:style>
    <style:style style:name="T10" style:family="text">
      <style:text-properties officeooo:rsid="003827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obert F Parker <text:s text:c="94"/>Word Count: -00,149</text:p>
      <text:p text:style-name="P13">933 Taos Ct</text:p>
      <text:p text:style-name="P13">Fallon, NV, 89406</text:p>
      <text:p text:style-name="Standard"><text:a xlink:type="simple" xlink:href="mailto:robparkernv@gmail.com" text:style-name="ListLabel_20_1" text:visited-style-name="ListLabel_20_1"><text:span text:style-name="T3">robparkernv@gmail.com</text:span></text:a></text:p>
      <text:p text:style-name="P13">(775) 357-5457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Untitled</text:p>
      <text:p text:style-name="P2"><text:bookmark text:name="_ltt1x68c29p4"/></text:p>
      <text:p text:style-name="P14">Writing as “Franc<text:span text:style-name="T4">is</text:span> <text:span text:style-name="T5">Row</text:span><text:span text:style-name="T6">e</text:span><text:span text:style-name="T4">”</text:span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bookmark text:name="_oglu9fjjhysi"/>1</text:p>
      <text:p text:style-name="P21"><text:span text:style-name="T7"/></text:p>
      <text:p text:style-name="P6">Kate</text:p>
      <text:p text:style-name="P17"/>
      <text:p text:style-name="P17"/>
      <text:p text:style-name="P15"/>
      <text:p text:style-name="P12"/>
      <text:p text:style-name="P10">Carlos</text:p>
      <text:p text:style-name="P14"/>
      <text:p text:style-name="P15"><text:tab/></text:p>
      <text:p text:style-name="P13"/>
      <text:p text:style-name="P3"><text:bookmark text:name="_louyn0j3geq3"/></text:p>
      <text:p text:style-name="P10">Amanda</text:p>
      <text:p text:style-name="P16"/>
      <text:p text:style-name="P17"/>
      <text:p text:style-name="P13"/>
      <text:p text:style-name="P4"><text:bookmark text:name="_f3z52l514gju"/></text:p>
      <text:p text:style-name="P8"><text:bookmark text:name="_bee0c4s2juq2"/>Becca</text:p>
      <text:p text:style-name="P14"/>
      <text:p text:style-name="P17"/>
      <text:p text:style-name="P13"/>
      <text:p text:style-name="P3"><text:bookmark text:name="_9sr8hmf9firl"/></text:p>
      <text:p text:style-name="P10">Gabe</text:p>
      <text:p text:style-name="P14"/>
      <text:p text:style-name="P15"><text:tab/></text:p>
      <text:p text:style-name="P3"><text:bookmark text:name="_uvyvq5m0j2kr"/></text:p>
      <text:p text:style-name="P8"><text:bookmark text:name="_4zn7lrhip6du"/>Becca</text:p>
      <text:p text:style-name="P14"/>
      <text:p text:style-name="P13"><text:tab/></text:p>
      <text:p text:style-name="P13"/>
      <text:p text:style-name="P3"><text:bookmark text:name="_c6w7o4qqdbt2"/></text:p>
      <text:p text:style-name="P8"><text:bookmark text:name="_2e4r63fjgz4e"/>Devon</text:p>
      <text:p text:style-name="P14"/>
      <text:p text:style-name="P13"><text:tab/></text:p>
      <text:p text:style-name="P13"/>
      <text:p text:style-name="P3"><text:bookmark text:name="_9lvkaex19n6b"/></text:p>
      <text:p text:style-name="P8"><text:bookmark text:name="_mbmhek8lc9l1"/>Amanda</text:p>
      <text:p text:style-name="P13"><text:tab/></text:p>
      <text:p text:style-name="P13"/>
      <text:p text:style-name="P3"><text:bookmark text:name="_fzxmjuxfdc7"/></text:p>
      <text:p text:style-name="P8"><text:bookmark text:name="_48o5cp8yus3z"/>Jeremy</text:p>
      <text:p text:style-name="P14"/>
      <text:p text:style-name="P13"><text:tab/></text:p>
      <text:p text:style-name="P13"/>
      <text:p text:style-name="P3"><text:bookmark text:name="_izuzqfpkpqsv"/></text:p>
      <text:p text:style-name="P9"><text:bookmark text:name="_jv1di3t041cg"/>Becca</text:p>
      <text:p text:style-name="P14"/>
      <text:p text:style-name="P13"><text:tab/></text:p>
      <text:p text:style-name="P13"/>
      <text:p text:style-name="P3"><text:bookmark text:name="_aoplfju0ohyn"/></text:p>
      <text:p text:style-name="P9"><text:bookmark text:name="_ee0saf26xx90"/>Kate</text:p>
      <text:p text:style-name="P14"/>
      <text:p text:style-name="P13"><text:tab/></text:p>
      <text:p text:style-name="P13"/>
      <text:p text:style-name="P3"><text:bookmark text:name="_h1l9p1enmn6k"/></text:p>
      <text:p text:style-name="P11">Carlos</text:p>
      <text:p text:style-name="P14"/>
      <text:p text:style-name="P13"><text:tab/></text:p>
      <text:p text:style-name="P13"/>
      <text:p text:style-name="P3"><text:bookmark text:name="_vyfws3pl05yq"/></text:p>
      <text:p text:style-name="P11">Devon</text:p>
      <text:p text:style-name="P14"/>
      <text:p text:style-name="P13"><text:tab/></text:p>
      <text:p text:style-name="P13"/>
      <text:p text:style-name="P3"><text:bookmark text:name="_a95ntfz0ziaq"/></text:p>
      <text:p text:style-name="P9"><text:bookmark text:name="_7bvze5d9ke3t"/>Amanda</text:p>
      <text:p text:style-name="P14"/>
      <text:p text:style-name="P13"><text:tab/></text:p>
      <text:p text:style-name="P13"/>
      <text:p text:style-name="P3"><text:bookmark text:name="_oohjt54j31ko"/></text:p>
      <text:p text:style-name="P11">Carlos</text:p>
      <text:p text:style-name="P14"/>
      <text:p text:style-name="P13"><text:tab/></text:p>
      <text:p text:style-name="P13"/>
      <text:p text:style-name="P3"><text:bookmark text:name="_mh9e68a152s7"/></text:p>
      <text:p text:style-name="P11">Kate</text:p>
      <text:p text:style-name="P13"><text:tab/></text:p>
      <text:p text:style-name="P13"/>
      <text:p text:style-name="P3"><text:bookmark text:name="_g11xbwkj0os1"/></text:p>
      <text:p text:style-name="P11">Devon</text:p>
      <text:p text:style-name="P14"/>
      <text:p text:style-name="P13"><text:tab/></text:p>
      <text:p text:style-name="P13"/>
      <text:p text:style-name="P3"><text:bookmark text:name="_cto7ju54yrs"/></text:p>
      <text:p text:style-name="P9"><text:bookmark text:name="_5j307jbpp2ip"/>Gabe</text:p>
      <text:p text:style-name="P14"/>
      <text:p text:style-name="P13"><text:tab/></text:p>
      <text:p text:style-name="P13"/>
      <text:p text:style-name="P3"><text:bookmark text:name="_7v35wjts0itj"/></text:p>
      <text:p text:style-name="P9">Carlos</text:p>
      <text:p text:style-name="P14"/>
      <text:p text:style-name="P13"><text:tab/></text:p>
      <text:p text:style-name="P13"/>
      <text:p text:style-name="P3"><text:bookmark text:name="_o4b22jmxbovd"/></text:p>
      <text:p text:style-name="P9"><text:bookmark text:name="_ez73ksihm5rv"/>Amanda</text:p>
      <text:p text:style-name="P13"><text:tab/></text:p>
      <text:p text:style-name="P13"/>
      <text:p text:style-name="P3"><text:bookmark text:name="_gu5aeevxnrs"/></text:p>
      <text:p text:style-name="P7"><text:bookmark text:name="_tetryp83wsnd"/>Chapter Twenty Two:</text:p>
      <text:p text:style-name="P14"/>
      <text:p text:style-name="P13"><text:tab/></text:p>
      <text:p text:style-name="P13"/>
      <text:p text:style-name="P3"><text:bookmark text:name="_eurq9zz7gskl"/></text:p>
      <text:p text:style-name="P7"><text:bookmark text:name="_jiud3djcu7n1"/>Chapter Twenty Three:</text:p>
      <text:p text:style-name="P14"/>
      <text:p text:style-name="P13"><text:tab/></text:p>
      <text:p text:style-name="P13"/>
      <text:p text:style-name="P3"><text:bookmark text:name="_c85s1n6ltqfa"/></text:p>
      <text:p text:style-name="P7"><text:bookmark text:name="_pbfbjzlefq9b"/>Chapter Twenty Four:</text:p>
      <text:p text:style-name="P14"/>
      <text:p text:style-name="P13"><text:tab/></text:p>
      <text:p text:style-name="P13"/>
      <text:p text:style-name="P3"><text:bookmark text:name="_wm0yb12evplt"/></text:p>
      <text:p text:style-name="P7"><text:bookmark text:name="_wt6ssh2n3apr"/>Chapter Twenty Five:</text:p>
      <text:p text:style-name="P14"/>
      <text:p text:style-name="P13"><text:tab/></text:p>
      <text:p text:style-name="P13"/>
      <text:p text:style-name="P3"><text:bookmark text:name="_58f6oeylx43x"/></text:p>
      <text:p text:style-name="P7"><text:bookmark text:name="_26y1kkn3jvl3"/>Chapter Twenty Six:</text:p>
      <text:p text:style-name="P14"/>
      <text:p text:style-name="P13"><text:tab/></text:p>
      <text:p text:style-name="P13"/>
      <text:p text:style-name="P3"><text:bookmark text:name="_xs6pgz4tf9wh"/></text:p>
      <text:p text:style-name="P7"><text:bookmark text:name="_8mpcn74bgee"/>Chapter Twenty Seven: </text:p>
      <text:p text:style-name="P14"/>
      <text:p text:style-name="P13"><text:tab/></text:p>
      <text:p text:style-name="P13"/>
      <text:p text:style-name="P3"><text:bookmark text:name="_xpbuf0eprh8f"/></text:p>
      <text:p text:style-name="P7"><text:bookmark text:name="_upqkqp2cyf8k"/>Chapter Twenty Eight: </text:p>
      <text:p text:style-name="P14"/>
      <text:p text:style-name="P13"><text:tab/></text:p>
      <text:p text:style-name="P13"/>
      <text:p text:style-name="P3"><text:bookmark text:name="_1h7pvog540xm"/></text:p>
      <text:p text:style-name="P7"><text:bookmark text:name="_e9eqwvkk0nld"/>Chapter Twenty Nine:</text:p>
      <text:p text:style-name="P13"><text:tab/></text:p>
      <text:p text:style-name="P13"/>
      <text:p text:style-name="P3"><text:bookmark text:name="_sgen6gmfhmiw"/></text:p>
      <text:p text:style-name="P7"><text:bookmark text:name="_mjy5cn8qrqo7"/>Chapter Thirty:</text:p>
      <text:p text:style-name="P14"/>
      <text:p text:style-name="P13"><text:tab/></text:p>
      <text:p text:style-name="P13"/>
      <text:p text:style-name="P3"><text:bookmark text:name="_onltsz61h37"/></text:p>
      <text:p text:style-name="P7"><text:bookmark text:name="_oukz55u3t1po"/>Chapter Thirty One: </text:p>
      <text:p text:style-name="P14"/>
      <text:p text:style-name="P13"><text:tab/></text:p>
      <text:p text:style-name="P13"/>
      <text:p text:style-name="P3"><text:bookmark text:name="_kn58l63fcn8f"/></text:p>
      <text:p text:style-name="P7"><text:bookmark text:name="_m8urqrps5sq7"/>Chapter Thirty Two:</text:p>
      <text:p text:style-name="P14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7"><text:bookmark text:name="_6lwbj419pxzr"/>Chapter Thirty Three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2p2096my4io8"/>Chapter Thirty Four:</text:p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dsrsy4s4iiqo"/>Chapter Thirty Five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javtp5qs4m0s"/>Chapter Thirty Six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x2piim4s5x3t"/>Chapter Thirty Seven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c0l0083oai9a"/>Chapter Thirty Eight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fnae80x8ouzc"/>Chapter Thirty Nine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l5iqad2g3a8c"/>Chapter Forty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8x0te12nrb6l"/>Chapter Forty One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fxbch1q24t6n"/>Chapter Forty Two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unf5o0oaugqq"/>Chapter Forty Three:</text:p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u9rq4g6h7lgj"/>Chapter Forty Four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j7a2d25v9juz"/>Chapter Forty Five:</text:p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tcqpngz731s5"/>Chapter Forty Six:</text:p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qkfzxs8v27p3"/>Chapter Forty Seven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s4rq84maefex"/>Chapter Forty Eight:</text:p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oe48kogttxtr"/>Chapter Forty Nine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bookmark text:name="_fifzx6luxmjy"/>Chapter Fifty: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2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200%" fo:text-align="center" style:justify-single-word="false" fo:keep-together="always" fo:keep-with-next="always"/>
      <style:text-properties fo:color="#434343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2pt" officeooo:rsid="00167e59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Label_20_1" style:display-name="ListLabel 1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officeooo:rsid="00227158" officeooo:paragraph-rsid="00227158"/>
    </style:style>
    <style:style style:name="MT1" style:family="text">
      <style:text-properties officeooo:rsid="002c0d9f"/>
    </style:style>
    <style:style style:name="MT2" style:family="text">
      <style:text-properties officeooo:rsid="0036ab6b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owe /<text:span text:style-name="MT1"> </text:span><text:span text:style-name="MT2">Untitled</text:span> / <text:page-number text:select-page="current">50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02T13:24:30.481159657</dc:date>
    <meta:editing-duration>P4DT7H54M8S</meta:editing-duration>
    <meta:editing-cycles>15</meta:editing-cycles>
    <meta:document-statistic meta:table-count="0" meta:image-count="0" meta:object-count="0" meta:page-count="52" meta:paragraph-count="86" meta:word-count="130" meta:character-count="936" meta:non-whitespace-character-count="739"/>
  </office:meta>
</office:document-meta>
</file>